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roxima-nova" svg:font-family="proxima-nova, Lato, Helvetica, Arial, sans-serif"/>
    <style:font-face style:name="proxima-nova1" svg:font-family="proxima-nova, arial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2083in" fo:margin-bottom="0.1043in" style:contextual-spacing="false" fo:line-height="110%" fo:text-align="center" style:justify-single-word="false" fo:orphans="2" fo:widows="2" fo:text-indent="0in" style:auto-text-indent="false" fo:padding="0in" fo:border="none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333333" loext:opacity="100%" style:font-name="proxima-nova1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proxima-nova1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proxima-nova1" fo:font-size="12pt" fo:letter-spacing="normal" fo:font-style="normal" fo:font-weight="normal" officeooo:paragraph-rsid="0002d59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proxima-nova1" fo:font-size="12pt" fo:letter-spacing="normal" fo:font-style="normal" fo:font-weight="normal" officeooo:rsid="0002d59f" officeooo:paragraph-rsid="0002d59f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font-name="proxima-nova1" fo:font-size="30pt" fo:letter-spacing="normal" fo:font-style="normal" fo:font-weight="normal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font-name="proxima-nova1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3527c" loext:opacity="100%" style:font-name="proxima-nova" fo:font-size="22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3527c" loext:opacity="100%" style:font-name="proxima-nova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23527c" loext:opacity="100%" style:font-name="proxima-nova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in" loext:border="none"/>
    </style:style>
    <style:style style:name="T4" style:family="text">
      <style:text-properties fo:color="#cc7832" loext:opacity="100%" style:font-name="JetBrains Mono" fo:font-size="10pt" fo:background-color="#232525" loext:char-shading-value="0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ize="10pt" officeooo:rsid="0002d59f" fo:background-color="#232525" loext:char-shading-value="0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style:font-size-asian="10pt" style:font-style-asian="normal" style:font-weight-asian="normal"/>
    </style:style>
    <style:style style:name="T7" style:family="text">
      <style:text-properties fo:color="#cc7832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9" style:family="text">
      <style:text-properties fo:color="#cc7832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11" style:family="text">
      <style:text-properties fo:color="#72737a" loext:opacity="100%" style:font-name="JetBrains Mono" fo:font-size="10pt" fo:background-color="#232525" loext:char-shading-value="0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background-color="#232525" loext:char-shading-value="0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background-color="#232525" loext:char-shading-value="0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17" style:family="text">
      <style:text-properties fo:color="#9876aa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italic" fo:background-color="#232525" loext:char-shading-value="0" style:font-size-asian="10pt" style:font-style-asian="italic" style:font-weight-asian="normal"/>
    </style:style>
    <style:style style:name="T19" style:family="text">
      <style:text-properties fo:color="#ffc66d" loext:opacity="100%" style:font-name="JetBrains Mono" fo:font-size="10pt" fo:background-color="#232525" loext:char-shading-value="0" style:font-size-asian="10pt" style:font-style-asian="normal" style:font-weight-asian="normal"/>
    </style:style>
    <style:style style:name="T20" style:family="text">
      <style:text-properties fo:color="#6a8759" loext:opacity="100%" style:font-name="JetBrains Mono" fo:font-size="10pt" fo:background-color="#232525" loext:char-shading-value="0" style:font-size-asian="10pt" style:font-style-asian="normal" style:font-weight-asian="normal"/>
    </style:style>
    <style:style style:name="T21" style:family="text">
      <style:text-properties fo:color="#e8bf6a" loext:opacity="100%" style:font-name="JetBrains Mono" fo:font-size="10pt" style:font-size-asian="10pt" style:font-style-asian="normal" style:font-weight-asian="normal"/>
    </style:style>
    <style:style style:name="T22" style:family="text">
      <style:text-properties fo:color="#e8bf6a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23" style:family="text">
      <style:text-properties fo:color="#e8bf6a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24" style:family="text">
      <style:text-properties fo:color="#bababa" loext:opacity="100%" style:font-name="JetBrains Mono" fo:font-size="10pt" style:font-size-asian="10pt" style:font-style-asian="normal" style:font-weight-asian="normal"/>
    </style:style>
    <style:style style:name="T25" style:family="text">
      <style:text-properties fo:color="#bababa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26" style:family="text">
      <style:text-properties fo:color="#bababa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27" style:family="text">
      <style:text-properties fo:color="#a5c261" loext:opacity="100%" style:font-name="JetBrains Mono" fo:font-size="10pt" style:font-size-asian="10pt" style:font-style-asian="normal" style:font-weight-asian="normal"/>
    </style:style>
    <style:style style:name="T28" style:family="text">
      <style:text-properties fo:color="#a5c261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29" style:family="text">
      <style:text-properties fo:color="#a5c261" loext:opacity="100%" style:font-name="JetBrains Mono" fo:font-size="10pt" fo:background-color="#000000" loext:char-shading-value="0" style:font-size-asian="10pt" style:font-style-asian="normal" style:font-weight-asian="normal"/>
    </style:style>
    <style:style style:name="T30" style:family="text">
      <style:text-properties fo:background-color="#000000" loext:char-shading-value="0"/>
    </style:style>
    <style:style style:name="T31" style:family="text">
      <style:text-properties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codeformyself.getcourse.ru/teach/control/stream/view/id/100206131" text:style-name="Internet_20_link" text:visited-style-name="Visited_20_Internet_20_Link"><text:span text:style-name="T3">Блок 2. Написание пользовательской части CMS интернет-магазина</text:span></text:a></text:h>
      <text:p text:style-name="Standard"/>
      <text:h text:style-name="P2" text:outline-level="2">Урок 3. Вывод брендов</text:h>
      <text:p text:style-name="P7"/>
      <text:p text:style-name="P5"><text:span text:style-name="T4">app/controllers/MainController.php</text:span></text:p>
      <text:p text:style-name="P5"><text:span text:style-name="T4"/></text:p>
      <text:p text:style-name="P4"><text:span text:style-name="T4">public function </text:span><text:span text:style-name="T11">indexAction</text:span><text:span text:style-name="T12">(){</text:span><text:line-break/><text:span text:style-name="T12"> <text:s text:c="3"/></text:span><text:span text:style-name="T15">$brands </text:span><text:span text:style-name="T12">= \R::</text:span><text:span text:style-name="T18">find</text:span><text:span text:style-name="T12">(</text:span><text:span text:style-name="T20">'brand'</text:span><text:span text:style-name="T4">, </text:span><text:span text:style-name="T20">'LIMIT 3'</text:span><text:span text:style-name="T12">)</text:span><text:span text:style-name="T4">;</text:span><text:line-break/><text:span text:style-name="T4"> <text:s text:c="3"/></text:span><text:span text:style-name="T15">$this</text:span><text:span text:style-name="T12">-&gt;</text:span><text:span text:style-name="T19">setMeta</text:span><text:span text:style-name="T12">(</text:span><text:span text:style-name="T20">'главная страница'</text:span><text:span text:style-name="T4">, </text:span><text:span text:style-name="T20">'Описание...'</text:span><text:span text:style-name="T4">, </text:span><text:span text:style-name="T20">'Ключевики'</text:span><text:span text:style-name="T12">)</text:span><text:span text:style-name="T4">;</text:span><text:line-break/><text:span text:style-name="T4"> <text:s text:c="3"/></text:span><text:span text:style-name="T15">$this</text:span><text:span text:style-name="T12">-&gt;</text:span><text:span text:style-name="T19">set</text:span><text:span text:style-name="T12">(compact(</text:span><text:span text:style-name="T20">'brands'</text:span><text:span text:style-name="T12">))</text:span><text:span text:style-name="T4">;</text:span><text:line-break/><text:span text:style-name="T4"> <text:s text:c="3"/></text:span><text:span text:style-name="T12">}</text:span></text:p>
      <text:p text:style-name="P4"><text:span text:style-name="T12"/></text:p>
      <text:p text:style-name="P5"><text:span text:style-name="T12">app/views/Main/index.php</text:span></text:p>
      <text:p text:style-name="P5"><text:span text:style-name="T12"/></text:p>
      <text:p text:style-name="P4"><text:span text:style-name="T4">&lt;?php if</text:span><text:span text:style-name="T12">(</text:span><text:span text:style-name="T15">$brands</text:span><text:span text:style-name="T12">): </text:span><text:span text:style-name="T4">?&gt;</text:span><text:line-break/><text:span text:style-name="T23">&lt;div </text:span><text:span text:style-name="T26">class</text:span><text:span text:style-name="T29">="about"</text:span><text:span text:style-name="T23">&gt;</text:span><text:span text:style-name="T31"><text:line-break/></text:span><text:span text:style-name="T23"> <text:s text:c="3"/>&lt;div </text:span><text:span text:style-name="T26">class</text:span><text:span text:style-name="T29">="container"</text:span><text:span text:style-name="T23">&gt;</text:span><text:span text:style-name="T31"><text:line-break/></text:span><text:span text:style-name="T23"> <text:s text:c="7"/>&lt;div </text:span><text:span text:style-name="T26">class</text:span><text:span text:style-name="T29">="about-top grid-1"</text:span><text:span text:style-name="T23">&gt;</text:span><text:span text:style-name="T31"><text:line-break/></text:span><text:span text:style-name="T23"> <text:s text:c="11"/></text:span><text:span text:style-name="T9">&lt;?php foreach</text:span><text:span text:style-name="T14">(</text:span><text:span text:style-name="T17">$brands </text:span><text:span text:style-name="T9">as </text:span><text:span text:style-name="T17">$brand</text:span><text:span text:style-name="T14">): </text:span><text:span text:style-name="T9">?&gt;</text:span><text:span text:style-name="T31"><text:line-break/></text:span><text:span text:style-name="T9"> <text:s text:c="11"/></text:span><text:span text:style-name="T23">&lt;div </text:span><text:span text:style-name="T26">class</text:span><text:span text:style-name="T29">="col-md-4 about-left"</text:span><text:span text:style-name="T23">&gt;</text:span><text:span text:style-name="T31"><text:line-break/></text:span><text:span text:style-name="T23"> <text:s text:c="15"/>&lt;figure </text:span><text:span text:style-name="T26">class</text:span><text:span text:style-name="T29">="effect-bubba"</text:span><text:span text:style-name="T23">&gt;</text:span><text:span text:style-name="T31"><text:line-break/></text:span><text:span text:style-name="T23"> <text:s text:c="19"/>&lt;img </text:span><text:span text:style-name="T26">class</text:span><text:span text:style-name="T29">="img-responsive" </text:span><text:span text:style-name="T26">src</text:span><text:span text:style-name="T29">="images/</text:span><text:span text:style-name="T9">&lt;?=</text:span><text:span text:style-name="T17">$brand</text:span><text:span text:style-name="T14">-&gt;</text:span><text:span text:style-name="T17">img</text:span><text:span text:style-name="T9">;?&gt;</text:span><text:span text:style-name="T29">" </text:span><text:span text:style-name="T26">alt</text:span><text:span text:style-name="T29">=""</text:span><text:span text:style-name="T23">/&gt;</text:span><text:span text:style-name="T31"><text:line-break/></text:span><text:span text:style-name="T23"> <text:s text:c="19"/>&lt;figcaption&gt;</text:span><text:span text:style-name="T31"><text:line-break/></text:span><text:span text:style-name="T23"> <text:s text:c="23"/>&lt;h2&gt;</text:span><text:span text:style-name="T9">&lt;?=</text:span><text:span text:style-name="T17">$brand</text:span><text:span text:style-name="T14">-&gt;</text:span><text:span text:style-name="T17">title</text:span><text:span text:style-name="T9">;?&gt;</text:span><text:span text:style-name="T23">&lt;/h2&gt;</text:span><text:span text:style-name="T31"><text:line-break/></text:span><text:span text:style-name="T23"> <text:s text:c="23"/>&lt;p&gt;</text:span><text:span text:style-name="T9">&lt;?=</text:span><text:span text:style-name="T17">$brand</text:span><text:span text:style-name="T14">-&gt;</text:span><text:span text:style-name="T17">description</text:span><text:span text:style-name="T9">;?&gt;</text:span><text:span text:style-name="T23">&lt;/p&gt;</text:span><text:span text:style-name="T31"><text:line-break/></text:span><text:span text:style-name="T23"> <text:s text:c="19"/>&lt;/figcaption&gt;</text:span><text:span text:style-name="T31"><text:line-break/></text:span><text:span text:style-name="T23"> <text:s text:c="15"/>&lt;/figure&gt;</text:span><text:span text:style-name="T31"><text:line-break/></text:span><text:span text:style-name="T23"> <text:s text:c="11"/>&lt;/div&gt;</text:span><text:span text:style-name="T31"><text:line-break/></text:span><text:span text:style-name="T23"> <text:s text:c="11"/></text:span><text:span text:style-name="T9">&lt;?php endforeach; ?&gt;</text:span></text:p>
      <text:p text:style-name="P4"><text:span text:style-name="T12"/></text:p>
      <text:p text:style-name="P3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roxima-nova" svg:font-family="proxima-nova, Lato, Helvetica, Arial, sans-serif"/>
    <style:font-face style:name="proxima-nova1" svg:font-family="proxima-nova, arial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22:49:35.857510925</meta:creation-date>
    <dc:date>2021-02-09T22:58:22.388238393</dc:date>
    <meta:editing-duration>PT8M46S</meta:editing-duration>
    <meta:editing-cycles>1</meta:editing-cycles>
    <meta:document-statistic meta:table-count="0" meta:image-count="0" meta:object-count="0" meta:page-count="1" meta:paragraph-count="6" meta:word-count="60" meta:character-count="916" meta:non-whitespace-character-count="646"/>
    <meta:generator>LibreOffice/7.0.4.2$Linux_X86_64 LibreOffice_project/00$Build-2</meta:generator>
  </office:meta>
</office:document-meta>
</file>